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2024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784" calcext:value-type="float">
            <text:p>93.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202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688" calcext:value-type="float">
            <text:p>93.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2020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5984" calcext:value-type="float">
            <text:p>89.0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201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336" calcext:value-type="float">
            <text:p>87.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2018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201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201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8696" calcext:value-type="float">
            <text:p>81.7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201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2136" calcext:value-type="float">
            <text:p>82.6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201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6608" calcext:value-type="float">
            <text:p>81.8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201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532" calcext:value-type="float">
            <text:p>80.6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201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8832" calcext:value-type="float">
            <text:p>79.8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200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200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744" calcext:value-type="float">
            <text:p>74.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199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1536" calcext:value-type="float">
            <text:p>66.3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199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199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9928" calcext:value-type="float">
            <text:p>62.66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199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684" calcext:value-type="float">
            <text:p>62.34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199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6384" calcext:value-type="float">
            <text:p>61.74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199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198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6704" calcext:value-type="float">
            <text:p>60.49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1988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198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198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198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198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198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198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1980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197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197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197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197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197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197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197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197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2032" calcext:value-type="float">
            <text:p>52.0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197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8008" calcext:value-type="float">
            <text:p>51.1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197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196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6408" calcext:value-type="float">
            <text:p>49.7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196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196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196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3224" calcext:value-type="float">
            <text:p>47.8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196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5312" calcext:value-type="float">
            <text:p>47.8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303</text:p>
          </table:table-cell>
          <table:table-cell office:value-type="string" calcext:value-type="string">
            <text:p>196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